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9193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8811in"/>
    </style:style>
    <style:style style:name="co7" style:family="table-column">
      <style:table-column-properties fo:break-before="auto" style:column-width="0.896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2in" svg:height="3.5425in" svg:x="0in" svg:y="1.9854in">
            <draw:object draw:notify-on-update-of-ranges="Sheet1.A5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total required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ighting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1pm to 12am</text:p>
          </table:table-cell>
          <table:table-cell office:value-type="string">
            <text:p>12am to 1am</text:p>
          </table:table-cell>
          <table:table-cell office:value-type="string">
            <text:p>1am to 2am</text:p>
          </table:table-cell>
          <table:table-cell office:value-type="string">
            <text:p>2am to ticket</text:p>
          </table:table-cell>
          <table:table-cell office:value-type="string">
            <text:p>Yelling “tits” off balcony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ample distribution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st per individual</text:p>
          </table:table-cell>
          <table:table-cell table:number-columns-repeated="4"/>
        </table:table-row>
        <table:table-row table:style-name="ro1">
          <table:table-cell table:formula="of:=([.B1]*(0.01*[.A5]))/([.A8])" office:value-type="float" office:value="8.33333333333333">
            <text:p>8.3333333333</text:p>
          </table:table-cell>
          <table:table-cell table:formula="of:=([.B1]*(0.01*[.B5]))/([.B8])" office:value-type="float" office:value="6.25">
            <text:p>6.25</text:p>
          </table:table-cell>
          <table:table-cell table:formula="of:=([.B1]*(0.01*[.C5]))/([.C8])" office:value-type="float" office:value="8.33333333333333">
            <text:p>8.3333333333</text:p>
          </table:table-cell>
          <table:table-cell table:formula="of:=([.B1]*(0.01*[.D5]))/([.D8])" office:value-type="float" office:value="31.25">
            <text:p>31.25</text:p>
          </table:table-cell>
          <table:table-cell table:formula="of:=([.B1]*(0.01*[.E5]))/([.E8])" office:value-type="float" office:value="55">
            <text:p>55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4:49:46</meta:creation-date>
    <dc:date>2012-06-25T15:22:33</dc:date>
    <meta:editing-duration>PT2M11S</meta:editing-duration>
    <meta:editing-cycles>2</meta:editing-cycles>
    <meta:generator>LibreOffice/3.5$MacOSX_x86 LibreOffice_project/281b639-6baa1d3-ef66a77-d866f25-f36d45f</meta:generator>
    <meta:document-statistic meta:table-count="3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line" chart:style-name="ch1">
        <chart:plot-area chart:style-name="ch2" table:cell-range-address="Sheet1.A5:Sheet1.E5" svg:x="0.77cm" svg:y="0.851cm" svg:width="14.591cm" svg:height="7.549cm">
          <chartooo:coordinate-region svg:x="1.421cm" svg:y="1.052cm" svg:width="13.838cm" svg:height="6.6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5:Sheet1.E5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A5:Sheet1.E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